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24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1.40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1.4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2.796cm" svg:height="2.644cm" svg:x="4.201cm" svg:y="8.056cm" dr3d:transform="matrix (0.794849571154544 -0.232490082294026 0.56050202575045 -0.0350480645910054 0.904560006369264 0.424903316115163 -0.605793522913431 -0.357378729798171 0.71084080572515 0.0297541765327266cm -0.00827689194325453cm 0.0308252499312897cm)" dr3d:vrp="(0 0 16885.7142857143)" dr3d:vpn="(0 0 14285.7142857143)" dr3d:projection="parallel" dr3d:distance="2.6cm" dr3d:focal-length="10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measurelines"/>
        </dr3d:scene>
        <dr3d:scene draw:style-name="gr3" svg:width="2.4cm" svg:height="2.4cm" svg:x="6.7cm" svg:y="2.9cm" dr3d:vrp="(0 0 16885.7142857143)" dr3d:vpn="(0 0 14285.7142857143)" dr3d:projection="parallel" dr3d:distance="2.6cm" dr3d:focal-length="10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measurelines"/>
        </dr3d:scene>
        <draw:line draw:style-name="gr5" draw:text-style-name="P1" draw:layer="measurelines" svg:x1="3.6cm" svg:y1="6.5cm" svg:x2="7.3cm" svg:y2="4.5cm">
          <text:p/>
        </draw:line>
        <draw:custom-shape draw:style-name="gr6" draw:text-style-name="P2" draw:layer="measurelines" svg:width="11.906cm" svg:height="0.231cm" draw:transform="skewX (0.840550567760469) rotate (-2.92168116783851) translate (18.049cm 10.60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2" draw:layer="measurelines" svg:width="11.906cm" svg:height="0.232cm" draw:transform="skewX (0.838630705583275) rotate (-2.92168116783851) translate (18.479cm 10.36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2" draw:layer="measurelines" svg:width="11.907cm" svg:height="0.233cm" draw:transform="skewX (0.836536310480882) rotate (-2.92168116783851) translate (20.248cm 5.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2" draw:layer="measurelines" svg:width="11.906cm" svg:height="0.231cm" draw:transform="skewX (0.840550567760469) rotate (-2.92168116783851) translate (20.678cm 5.16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5" draw:text-style-name="P1" draw:layer="measurelines" svg:x1="5.5cm" svg:y1="5.472cm" svg:x2="5.5cm" svg:y2="8.472cm">
          <text:p/>
        </draw:line>
        <dr3d:scene draw:style-name="gr1" svg:width="2.796cm" svg:height="2.644cm" svg:x="1.7cm" svg:y="4.856cm" dr3d:transform="matrix (0.794849571154544 -0.232490082294026 0.56050202575045 -0.0350480645910054 0.904560006369264 0.424903316115163 -0.605793522913431 -0.357378729798171 0.71084080572515 0.0297541765327266cm -0.00827689194325453cm 0.0308252499312897cm)" dr3d:vrp="(0 0 16885.7142857143)" dr3d:vpn="(0 0 14285.7142857143)" dr3d:projection="parallel" dr3d:distance="2.6cm" dr3d:focal-length="10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measurelines"/>
        </dr3d:scene>
        <draw:custom-shape draw:style-name="gr7" draw:text-style-name="P2" draw:layer="measurelines" svg:width="11.907cm" svg:height="0.232cm" draw:transform="skewX (0.838630705583275) rotate (-2.92168116783851) translate (15.712cm 7.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2" draw:layer="measurelines" svg:width="11.906cm" svg:height="0.231cm" draw:transform="skewX (0.840550567760469) rotate (-2.92168116783851) translate (16.142cm 7.184cm)">
          <text:p/>
          <draw:enhanced-geometry svg:viewBox="0 0 21600 21600" draw:mirror-horizontal="fals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5:49:41.867861646</meta:creation-date>
    <dc:date>2017-02-06T16:09:17.010732478</dc:date>
    <meta:editing-duration>PT19M35S</meta:editing-duration>
    <meta:editing-cycles>3</meta:editing-cycles>
    <meta:generator>LibreOffice/5.2.4.2.0$Linux_X86_64 LibreOffice_project/20m0$Build-2</meta:generator>
    <meta:document-statistic meta:object-count="14"/>
  </office:meta>
</office:document-meta>
</file>